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333333" draw:marker-start-width="0.75cm" draw:marker-end-width="0.75cm" draw:fill="solid" draw:fill-color="#aecf00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333333" draw:marker-start-width="0.75cm" draw:marker-end-width="0.75cm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333333" draw:marker-start-width="0.75cm" draw:marker-end-width="0.75cm" draw:fill="solid" draw:fill-color="#ff6633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333333" draw:marker-start-width="0.75cm" draw:marker-end-width="0.75cm" draw:fill="solid" draw:fill-color="#ffff66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cm" svg:y="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.5cm" svg:x="5cm" svg:y="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5cm" svg:height="2.5cm" svg:x="5cm" svg:y="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.5cm" svg:x="1cm" svg:y="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2.5cm" svg:height="2.5cm" svg:x="3cm" svg:y="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3T16:16:35</meta:creation-date>
    <dc:date>2009-05-23T16:28:15</dc:date>
    <meta:editing-duration>PT00H11M48S</meta:editing-duration>
    <meta:editing-cycles>2</meta:editing-cycles>
    <meta:generator>OpenOffice.org/3.1$Unix OpenOffice.org_project/310m11$Build-9399</meta:generator>
    <meta:document-statistic meta:object-count="5"/>
  </office:meta>
</office:document-meta>
</file>